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1.3543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725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3" number:language="en" number:country="US" number:automatic-order="true">
      <number:month number:textual="true"/>
      <number:text> </number:text>
      <number:day number:style="long"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0033">
      <style:table-cell-properties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name-asian="Arial" style:font-weight-asian="bold" style:font-name-complex="Arial" style:font-size-complex="5.65000009536743pt" style:font-weight-complex="bold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fo:wrap-option="wrap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fo:wrap-option="wrap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fo:wrap-option="wrap" draw:shadow="hidden" draw:shadow-offset-x="0.0394in" draw:shadow-offset-y="0.0394in" draw:caption-escape-direction="auto"/>
    </style:style>
    <style:style style:name="P1" style:family="paragraph">
      <style:paragraph-properties style:text-autospace="none" style:punctuation-wrap="simpl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宋体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宋体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Defect Planning and Tracking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style-name="ce2" office:value-type="date" office:date-value="2013-11-11" calcext:value-type="date">
            <text:p>Nov 11</text:p>
          </table:table-cell>
          <table:table-cell table:style-name="ce2" office:value-type="date" office:date-value="2013-11-18" calcext:value-type="date">
            <text:p>Nov 18</text:p>
          </table:table-cell>
          <table:table-cell table:style-name="ce2" office:value-type="date" office:date-value="2013-11-25" calcext:value-type="date">
            <text:p>Nov 25</text:p>
          </table:table-cell>
          <table:table-cell table:style-name="ce2" office:value-type="date" office:date-value="2013-12-02" calcext:value-type="date">
            <text:p>Dec 02</text:p>
          </table:table-cell>
          <table:table-cell table:style-name="ce2" office:value-type="date" office:date-value="2013-12-09" calcext:value-type="date">
            <text:p>Dec 09</text:p>
          </table:table-cell>
          <table:table-cell table:style-name="ce2" office:value-type="date" office:date-value="2013-12-16" calcext:value-type="date">
            <text:p>Dec 16</text:p>
          </table:table-cell>
          <table:table-cell table:style-name="ce2" office:value-type="date" office:date-value="2013-12-23" calcext:value-type="date">
            <text:p>Dec 23</text:p>
          </table:table-cell>
          <table:table-cell table:style-name="ce2" office:value-type="date" office:date-value="2013-12-30" calcext:value-type="date">
            <text:p>Dec 30</text:p>
          </table:table-cell>
          <table:table-cell table:style-name="ce2" office:value-type="date" office:date-value="2014-01-06" calcext:value-type="date">
            <text:p>Jan 06</text:p>
          </table:table-cell>
          <table:table-cell table:style-name="ce2" office:value-type="date" office:date-value="2014-01-13" calcext:value-type="date">
            <text:p>Jan 13</text:p>
          </table:table-cell>
          <table:table-cell table:style-name="ce2" office:value-type="date" office:date-value="2014-01-20" calcext:value-type="date">
            <text:p>Jan 20</text:p>
          </table:table-cell>
          <table:table-cell table:style-name="ce2" office:value-type="date" office:date-value="2014-01-27" calcext:value-type="date">
            <text:p>Jan 27</text:p>
          </table:table-cell>
        </table:table-row>
        <table:table-row table:style-name="ro2">
          <table:table-cell table:style-name="ce1" office:value-type="string" calcext:value-type="string">
            <text:p>Opened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number-columns-repeated="5"/>
        </table:table-row>
        <table:table-row table:style-name="ro2">
          <table:table-cell table:style-name="ce1" office:value-type="string" calcext:value-type="string">
            <office:annotation draw:style-name="gr2" draw:text-style-name="P1" svg:width="3.4492in" svg:height="0.3902in" svg:x="1.585in" svg:y="0.0091in" draw:caption-point-x="-0.235in" draw:caption-point-y="0.3413in">
              <dc:creator>ADMINIB-DFE603T/hudili</dc:creator>
              <dc:date>2013-11-05T00:00:00</dc:date>
              <text:p text:style-name="P1"><text:span text:style-name="T1">Status: FIXEDAWAITINGTEST, TESTED, SUBMITTED, ACCEPTED, REJECTED, CLOSED </text:span></text:p>
            </office:annotation>
            <text:p>Closed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3"/>
          <table:table-cell table:number-columns-repeated="5"/>
        </table:table-row>
        <table:table-row table:style-name="ro2">
          <table:table-cell table:style-name="ce1" office:value-type="string" calcext:value-type="string">
            <office:annotation draw:style-name="gr2" draw:text-style-name="P1" svg:width="2.6591in" svg:height="0.3902in" svg:x="1.585in" svg:y="0.0091in" draw:caption-point-x="-0.235in" draw:caption-point-y="0.5094in">
              <dc:creator>ADMINIB-DFE603T/hudili</dc:creator>
              <dc:date>2013-11-05T00:00:00</dc:date>
              <text:p text:style-name="P1"><text:span text:style-name="T1">Status: OPEN, ASSIGNED, REOPENED, DEFERRED, NEEDINFO</text:span></text:p>
            </office:annotation>
            <text:p>Not Closed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number-columns-repeated="5"/>
        </table:table-row>
        <table:table-row table:style-name="ro3">
          <table:table-cell table:style-name="ce1" office:value-type="string" calcext:value-type="string">
            <text:p>Not Closed – Proj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number-columns-repeated="3" table:style-name="ce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13"/>
        </table:table-row>
        <table:table-row table:style-name="ro1" table:number-rows-repeated="6">
          <table:table-cell table:number-columns-repeated="13"/>
        </table:table-row>
        <table:table-row table:style-name="ro1">
          <table:table-cell>
            <draw:frame table:end-cell-address="'Defect Planning and Tracking'.H31" table:end-x="0.4551in" table:end-y="0.0366in" draw:z-index="0" draw:style-name="gr1" svg:width="6.324in" svg:height="3.1874in" svg:x="0.8394in" svg:y="0.0953in">
              <draw:object draw:notify-on-update-of-ranges="'Defect Planning and Tracking'.B1:'Defect Planning and Tracking'.M1 'Defect Planning and Tracking'.A2:'Defect Planning and Tracking'.A2 'Defect Planning and Tracking'.B2:'Defect Planning and Tracking'.M2 'Defect Planning and Tracking'.A3:'Defect Planning and Tracking'.A3 'Defect Planning and Tracking'.B3:'Defect Planning and Tracking'.M3 'Defect Planning and Tracking'.A4:'Defect Planning and Tracking'.A4 'Defect Planning and Tracking'.B4:'Defect Planning and Tracking'.M4 'Defect Planning and Tracking'.A5:'Defect Planning and Tracking'.A5 'Defect Planning and Tracking'.B5:'Defect Planning and Tracking'.M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</table:table>
      <table:table table:name="Defect Monitoring" table:style-name="ta1" table:print="false"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style-name="ce2" office:value-type="date" office:date-value="2013-11-11" calcext:value-type="date">
            <text:p>Nov 11</text:p>
          </table:table-cell>
          <table:table-cell table:style-name="ce2" office:value-type="date" office:date-value="2013-11-17" calcext:value-type="date">
            <text:p>Nov 17</text:p>
          </table:table-cell>
          <table:table-cell table:style-name="ce2" office:value-type="date" office:date-value="2013-11-25" calcext:value-type="date">
            <text:p>Nov 25</text:p>
          </table:table-cell>
          <table:table-cell table:style-name="ce2" office:value-type="date" office:date-value="2013-12-02" calcext:value-type="date">
            <text:p>Dec 02</text:p>
          </table:table-cell>
          <table:table-cell table:style-name="ce2" office:value-type="date" office:date-value="2013-12-09" calcext:value-type="date">
            <text:p>Dec 09</text:p>
          </table:table-cell>
          <table:table-cell table:style-name="ce2" office:value-type="date" office:date-value="2013-12-16" calcext:value-type="date">
            <text:p>Dec 16</text:p>
          </table:table-cell>
          <table:table-cell table:style-name="ce2" office:value-type="date" office:date-value="2013-12-23" calcext:value-type="date">
            <text:p>Dec 23</text:p>
          </table:table-cell>
        </table:table-row>
        <table:table-row table:style-name="ro2">
          <table:table-cell table:style-name="ce1" office:value-type="string" calcext:value-type="string">
            <office:annotation draw:style-name="gr3" draw:text-style-name="P1" svg:width="1.8583in" svg:height="0.5457in" svg:x="1.9551in" svg:y="0.0087in" draw:caption-point-x="-0.2335in" draw:caption-point-y="0.1736in">
              <dc:creator>ADMINIB-DFE603T/hudili</dc:creator>
              <dc:date>2013-11-05T00:00:00</dc:date>
              <text:p text:style-name="P1"><text:span text:style-name="T1">OPEN, ASSIGNED, REOPENED, DEFERRED, NEEDINFO</text:span></text:p>
            </office:annotation>
            <text:p>OPEN</text:p>
          </table:table-cell>
          <table:table-cell table:style-name="ce3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3"/>
        </table:table-row>
        <table:table-row table:style-name="ro2">
          <table:table-cell table:style-name="ce1" office:value-type="string" calcext:value-type="string">
            <text:p>FIXEDAWAITINGTEST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</table:table-row>
        <table:table-row table:style-name="ro2">
          <table:table-cell table:style-name="ce1" office:value-type="string" calcext:value-type="string">
            <text:p>REJECTED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</table:table-row>
        <table:table-row table:style-name="ro2">
          <table:table-cell table:style-name="ce4" office:value-type="string" calcext:value-type="string">
            <office:annotation draw:style-name="gr4" draw:text-style-name="P1" svg:width="1.1382in" svg:height="0.8567in" svg:x="1.9551in" svg:y="0.085in" draw:caption-point-x="-0.2335in" draw:caption-point-y="0.6012in">
              <dc:creator>ADMINIB-DFE603T/hudili</dc:creator>
              <dc:date>2013-11-05T00:00:00</dc:date>
              <text:p text:style-name="P1"><text:span text:style-name="T1">Status: <text:s/>TESTED, SUBMITTED, ACCEPTED, <text:s/>CLOSED </text:span></text:p>
            </office:annotation>
            <text:p>CLOSED</text:p>
          </table:table-cell>
          <table:table-cell table:style-name="ce3" office:value-type="float" office:value="293" calcext:value-type="float">
            <text:p>293</text:p>
          </table:table-cell>
          <table:table-cell office:value-type="float" office:value="295" calcext:value-type="float">
            <text:p>295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307" calcext:value-type="float">
            <text:p>307</text:p>
          </table:table-cell>
          <table:table-cell table:style-name="ce3" table:number-columns-repeated="3"/>
        </table:table-row>
        <table:table-row table:style-name="ro2" table:number-rows-repeated="2">
          <table:table-cell table:number-columns-repeated="8"/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>
            <draw:frame table:end-cell-address="'Defect Monitoring'.H32" table:end-x="0.0795in" table:end-y="0.1343in" draw:z-index="0" draw:style-name="gr1" svg:width="6.326in" svg:height="3.5421in" svg:x="0.8339in" svg:y="0.2213in">
              <draw:object draw:notify-on-update-of-ranges="'Defect Monitoring'.B1:'Defect Monitoring'.H1 'Defect Monitoring'.A2:'Defect Monitoring'.A2 'Defect Monitoring'.B2:'Defect Monitoring'.H2 'Defect Monitoring'.A3:'Defect Monitoring'.A3 'Defect Monitoring'.B3:'Defect Monitoring'.H3 'Defect Monitoring'.A4:'Defect Monitoring'.A4 'Defect Monitoring'.B4:'Defect Monitoring'.H4 'Defect Monitoring'.A5:'Defect Monitoring'.A5 'Defect Monitoring'.B5:'Defect Monitoring'.H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0.4921in"/>
      <style:text-properties style:font-name="Arial" fo:language="en" fo:country="US" style:font-name-asian="Lucida Sans Unicode" style:language-asian="zh" style:country-asian="CN" style:font-name-complex="Tahoma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Arial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宋体" style:font-family-asian="宋体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2">00/00/0000</text:date>, <text:time style:data-style-name="N2" text:time-value="0000-00-00T00:00:02.7684662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4T22:07:09.35</meta:creation-date>
    <dc:date>2013-12-02T13:45:11.350997255</dc:date>
    <meta:editing-duration>PT4H58M10S</meta:editing-duration>
    <meta:editing-cycles>28</meta:editing-cycles>
    <meta:generator>LibreOffice/4.1.3.2$Linux_X86_64 LibreOffice_project/410$Build-2</meta:generator>
    <meta:document-statistic meta:table-count="2" meta:cell-count="69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3" number:language="en" number:country="US" number:automatic-order="true">
      <number:month number:textual="true"/>
      <number:text> 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ffcc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fill-color="#0000ff" dr3d:edge-rounding="5%"/>
      <style:text-properties fo:font-size="10pt" style:font-size-asian="10pt" style:font-size-complex="10pt"/>
    </style:style>
    <style:style style:name="ch11" style:family="chart" style:data-style-name="N0">
      <style:graphic-properties draw:fill-color="#ff99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dash" draw:stroke-dash="Fine_20_Dashed_20__28_var_29_" svg:stroke-width="0.06cm" svg:stroke-color="#cc3300" draw:fill-color="#cc33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8.096cm" xlink:href=".." xlink:type="simple" chart:class="chart:bar" chart:style-name="ch1">
        <chart:legend chart:legend-position="end" svg:x="11.157cm" svg:y="3.002cm" style:legend-expansion="high" chart:style-name="ch2"/>
        <chart:plot-area chart:style-name="ch3" table:cell-range-address="'Defect Planning and Tracking'.B1:'Defect Planning and Tracking'.M5 'Defect Planning and Tracking'.A2:'Defect Planning and Tracking'.A5" chart:data-source-has-labels="both" svg:x="1.331cm" svg:y="0.779cm" svg:width="9.186cm" svg:height="6.175cm">
          <chartooo:coordinate-region svg:x="1.952cm" svg:y="0.978cm" svg:width="8.403cm" svg:height="4.931cm"/>
          <chart:axis chart:dimension="x" chart:name="primary-x" chart:style-name="ch4" chartooo:axis-type="text">
            <chart:title svg:x="5.43cm" svg:y="7.115cm" chart:style-name="ch5">
              <text:p>Dates</text:p>
            </chart:title>
            <chart:categories table:cell-range-address="'Defect Planning and Tracking'.B1:'Defect Planning and Tracking'.M1"/>
          </chart:axis>
          <chart:axis chart:dimension="y" chart:name="primary-y" chart:style-name="ch6">
            <chart:title svg:x="0.451cm" svg:y="5.286cm" chart:style-name="ch7">
              <text:p>Number of Defects</text:p>
            </chart:title>
            <chart:grid chart:style-name="ch8" chart:class="major"/>
          </chart:axis>
          <chart:series chart:style-name="ch9" chart:values-cell-range-address="'Defect Planning and Tracking'.B2:'Defect Planning and Tracking'.M2" chart:label-cell-address="'Defect Planning and Tracking'.A2:'Defect Planning and Tracking'.A2" chart:class="chart:bar">
            <chart:data-point chart:repeated="12"/>
          </chart:series>
          <chart:series chart:style-name="ch10" chart:values-cell-range-address="'Defect Planning and Tracking'.B3:'Defect Planning and Tracking'.M3" chart:label-cell-address="'Defect Planning and Tracking'.A3:'Defect Planning and Tracking'.A3" chart:class="chart:bar">
            <chart:data-point chart:repeated="12"/>
          </chart:series>
          <chart:series chart:style-name="ch11" chart:values-cell-range-address="'Defect Planning and Tracking'.B4:'Defect Planning and Tracking'.M4" chart:label-cell-address="'Defect Planning and Tracking'.A4:'Defect Planning and Tracking'.A4" chart:class="chart:bar">
            <chart:data-point chart:repeated="12"/>
          </chart:series>
          <chart:series chart:style-name="ch12" chart:values-cell-range-address="'Defect Planning and Tracking'.B5:'Defect Planning and Tracking'.M5" chart:label-cell-address="'Defect Planning and Tracking'.A5:'Defect Planning and Tracking'.A5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41589">
                <text:p>41590</text:p>
                <draw:g>
                  <svg:desc>'Defect Planning and Tracking'.B1:'Defect Planning and Tracking'.M1</svg:desc>
                </draw:g>
              </table:table-cell>
              <table:table-cell office:value-type="float" office:value="41596">
                <text:p>41600</text:p>
              </table:table-cell>
              <table:table-cell office:value-type="float" office:value="41603">
                <text:p>41600</text:p>
              </table:table-cell>
              <table:table-cell office:value-type="float" office:value="41610">
                <text:p>41610</text:p>
              </table:table-cell>
              <table:table-cell office:value-type="float" office:value="41617">
                <text:p>41620</text:p>
              </table:table-cell>
              <table:table-cell office:value-type="float" office:value="41624">
                <text:p>41620</text:p>
              </table:table-cell>
              <table:table-cell office:value-type="float" office:value="41631">
                <text:p>41630</text:p>
              </table:table-cell>
              <table:table-cell office:value-type="float" office:value="41638">
                <text:p>41640</text:p>
              </table:table-cell>
              <table:table-cell office:value-type="float" office:value="41645">
                <text:p>41650</text:p>
              </table:table-cell>
              <table:table-cell office:value-type="float" office:value="41652">
                <text:p>41650</text:p>
              </table:table-cell>
              <table:table-cell office:value-type="float" office:value="41659">
                <text:p>41660</text:p>
              </table:table-cell>
              <table:table-cell office:value-type="float" office:value="41666">
                <text:p>41670</text:p>
              </table:table-cell>
            </table:table-row>
          </table:table-header-rows>
          <table:table-rows>
            <table:table-row>
              <table:table-cell office:value-type="string">
                <text:p>Opened</text:p>
                <draw:g>
                  <svg:desc>'Defect Planning and Tracking'.A2:'Defect Planning and Tracking'.A2</svg:desc>
                </draw:g>
              </table:table-cell>
              <table:table-cell office:value-type="float" office:value="1">
                <text:p>1</text:p>
                <draw:g>
                  <svg:desc>'Defect Planning and Tracking'.B2:'Defect Planning and Tracking'.M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osed</text:p>
                <draw:g>
                  <svg:desc>'Defect Planning and Tracking'.A3:'Defect Planning and Tracking'.A3</svg:desc>
                </draw:g>
              </table:table-cell>
              <table:table-cell office:value-type="float" office:value="9">
                <text:p>9</text:p>
                <draw:g>
                  <svg:desc>'Defect Planning and Tracking'.B3:'Defect Planning and Tracking'.M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t Closed</text:p>
                <draw:g>
                  <svg:desc>'Defect Planning and Tracking'.A4:'Defect Planning and Tracking'.A4</svg:desc>
                </draw:g>
              </table:table-cell>
              <table:table-cell office:value-type="float" office:value="9">
                <text:p>9</text:p>
                <draw:g>
                  <svg:desc>'Defect Planning and Tracking'.B4:'Defect Planning and Tracking'.M4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ot Closed – Proj</text:p>
                <draw:g>
                  <svg:desc>'Defect Planning and Tracking'.A5:'Defect Planning and Tracking'.A5</svg:desc>
                </draw:g>
              </table:table-cell>
              <table:table-cell office:value-type="float" office:value="10">
                <text:p>10</text:p>
                <draw:g>
                  <svg:desc>'Defect Planning and Tracking'.B5:'Defect Planning and Tracking'.M5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3" number:language="en" number:country="US" number:automatic-order="true">
      <number:month number:textual="true"/>
      <number:text> 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ff99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fill-color="#00cc0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fill-color="#66ff6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fill-color="#0000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832cm" svg:y="3.454cm" style:legend-expansion="high" chart:style-name="ch2"/>
        <chart:plot-area chart:style-name="ch3" table:cell-range-address="'Defect Monitoring'.B1:'Defect Monitoring'.H5 'Defect Monitoring'.A2:'Defect Monitoring'.A5" chart:data-source-has-labels="both" svg:x="1.331cm" svg:y="0.855cm" svg:width="9.861cm" svg:height="6.984cm">
          <chartooo:coordinate-region svg:x="2.138cm" svg:y="1.054cm" svg:width="9.054cm" svg:height="6.138cm"/>
          <chart:axis chart:dimension="x" chart:name="primary-x" chart:style-name="ch4" chartooo:axis-type="text">
            <chart:title svg:x="5.767cm" svg:y="8.019cm" chart:style-name="ch5">
              <text:p>Dates</text:p>
            </chart:title>
            <chart:categories table:cell-range-address="'Defect Monitoring'.B1:'Defect Monitoring'.H1"/>
          </chart:axis>
          <chart:axis chart:dimension="y" chart:name="primary-y" chart:style-name="ch6">
            <chart:title svg:x="0.451cm" svg:y="5.767cm" chart:style-name="ch7">
              <text:p>Number of Defects</text:p>
            </chart:title>
            <chart:grid chart:style-name="ch8" chart:class="major"/>
          </chart:axis>
          <chart:series chart:style-name="ch9" chart:values-cell-range-address="'Defect Monitoring'.B2:'Defect Monitoring'.H2" chart:label-cell-address="'Defect Monitoring'.A2:'Defect Monitoring'.A2" chart:class="chart:bar">
            <chart:data-point chart:repeated="7"/>
          </chart:series>
          <chart:series chart:style-name="ch10" chart:values-cell-range-address="'Defect Monitoring'.B3:'Defect Monitoring'.H3" chart:label-cell-address="'Defect Monitoring'.A3:'Defect Monitoring'.A3" chart:class="chart:bar">
            <chart:data-point chart:repeated="7"/>
          </chart:series>
          <chart:series chart:style-name="ch11" chart:values-cell-range-address="'Defect Monitoring'.B4:'Defect Monitoring'.H4" chart:label-cell-address="'Defect Monitoring'.A4:'Defect Monitoring'.A4" chart:class="chart:bar">
            <chart:data-point chart:repeated="7"/>
          </chart:series>
          <chart:series chart:style-name="ch12" chart:values-cell-range-address="'Defect Monitoring'.B5:'Defect Monitoring'.H5" chart:label-cell-address="'Defect Monitoring'.A5:'Defect Monitoring'.A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1589">
                <text:p>41590</text:p>
                <draw:g>
                  <svg:desc>'Defect Monitoring'.B1:'Defect Monitoring'.H1</svg:desc>
                </draw:g>
              </table:table-cell>
              <table:table-cell office:value-type="float" office:value="41595">
                <text:p>41600</text:p>
              </table:table-cell>
              <table:table-cell office:value-type="float" office:value="41603">
                <text:p>41600</text:p>
              </table:table-cell>
              <table:table-cell office:value-type="float" office:value="41610">
                <text:p>41610</text:p>
              </table:table-cell>
              <table:table-cell office:value-type="float" office:value="41617">
                <text:p>41620</text:p>
              </table:table-cell>
              <table:table-cell office:value-type="float" office:value="41624">
                <text:p>41620</text:p>
              </table:table-cell>
              <table:table-cell office:value-type="float" office:value="41631">
                <text:p>41630</text:p>
              </table:table-cell>
            </table:table-row>
          </table:table-header-rows>
          <table:table-rows>
            <table:table-row>
              <table:table-cell office:value-type="string">
                <text:p>OPEN</text:p>
                <draw:g>
                  <svg:desc>'Defect Monitoring'.A2:'Defect Monitoring'.A2</svg:desc>
                </draw:g>
              </table:table-cell>
              <table:table-cell office:value-type="float" office:value="16">
                <text:p>16</text:p>
                <draw:g>
                  <svg:desc>'Defect Monitoring'.B2:'Defect Monitoring'.H2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XEDAWAITINGTEST</text:p>
                <draw:g>
                  <svg:desc>'Defect Monitoring'.A3:'Defect Monitoring'.A3</svg:desc>
                </draw:g>
              </table:table-cell>
              <table:table-cell office:value-type="float" office:value="5">
                <text:p>5</text:p>
                <draw:g>
                  <svg:desc>'Defect Monitoring'.B3:'Defect Monitoring'.H3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JECTED</text:p>
                <draw:g>
                  <svg:desc>'Defect Monitoring'.A4:'Defect Monitoring'.A4</svg:desc>
                </draw:g>
              </table:table-cell>
              <table:table-cell office:value-type="float" office:value="4">
                <text:p>4</text:p>
                <draw:g>
                  <svg:desc>'Defect Monitoring'.B4:'Defect Monitoring'.H4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OSED</text:p>
                <draw:g>
                  <svg:desc>'Defect Monitoring'.A5:'Defect Monitoring'.A5</svg:desc>
                </draw:g>
              </table:table-cell>
              <table:table-cell office:value-type="float" office:value="293">
                <text:p>293</text:p>
                <draw:g>
                  <svg:desc>'Defect Monitoring'.B5:'Defect Monitoring'.H5</svg:desc>
                </draw:g>
              </table:table-cell>
              <table:table-cell office:value-type="float" office:value="295">
                <text:p>295</text:p>
              </table:table-cell>
              <table:table-cell office:value-type="float" office:value="300">
                <text:p>300</text:p>
              </table:table-cell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